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b2d" officeooo:paragraph-rsid="00098b2d"/>
    </style:style>
    <style:style style:name="P2" style:family="paragraph" style:parent-style-name="Standard">
      <style:text-properties officeooo:rsid="0009e4e1" officeooo:paragraph-rsid="0009e4e1"/>
    </style:style>
    <style:style style:name="T1" style:family="text">
      <style:text-properties officeooo:rsid="0009e4e1"/>
    </style:style>
    <style:style style:name="T2" style:family="text">
      <style:text-properties officeooo:rsid="000b7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ma: A classe arma foi criada para adicionar a mecânica de itens no jogo. Ela possui 4 atributos:</text:p>
      <text:p text:style-name="P1">1 string para o atributo name, 3 inteiros para os atributos id, b_attack e price.</text:p>
      <text:p text:style-name="P1"/>
      <text:p text:style-name="P1"><text:span text:style-name="T1">Na classe Arma há c</text:span>onstrutores:</text:p>
      <text:p text:style-name="P1">Arma() - constrói o atributo name com a string “Sem Arma” e name, b_attack e price com inteiros de valor 0 por default.</text:p>
      <text:p text:style-name="P1">Arma(int _id, std::string _name, int _b_attack, int _price) – constrói o atributo name com a string _name, e id, b_attack, price com os parâmetros recebidos, _id, _b_attack e _price, respectivamente. </text:p>
      <text:p text:style-name="P1">Observações: se algum dos parâmetros inteiros acima forem negativos, o construtor constrói o valor correspondente com um número inteiro de valor 0. </text:p>
      <text:p text:style-name="P1"/>
      <text:p text:style-name="P1">Na classe Arma há métodos do tipo get(getters):</text:p>
      <text:p text:style-name="P1"/>
      <text:p text:style-name="P1">*getters diretos:</text:p>
      <text:p text:style-name="P1">get_id() - retorna um inteiro com o atributo id;</text:p>
      <text:p text:style-name="P1">get_attack() - retorna um inteiro com o atributo attack;</text:p>
      <text:p text:style-name="P1">get_name() - retorna uma string com o atributo name;</text:p>
      <text:p text:style-name="P1">get_price() - retorna um inteiro com o atributo <text:span text:style-name="T2">price</text:span>;</text:p>
      <text:p text:style-name="P1"/>
      <text:p text:style-name="P1">Na classe Arma há métodos do tipo set(setters – tipo void):</text:p>
      <text:p text:style-name="P1"/>
      <text:p text:style-name="P1">*setters diretos:</text:p>
      <text:p text:style-name="P1">set_id(int _id) - recebe um inteiro _id e substitui o valor do atributo id por _id;</text:p>
      <text:p text:style-name="P1">set_attack(int _attack) – recebe um inteiro _attack e substitui o valor do atributo attack por _attack; <text:s/></text:p>
      <text:p text:style-name="P1">set_name(std::string _name) – recebe uma string _name e substitui o valor do atributo name por _name;</text:p>
      <text:p text:style-name="P1">set_price(int _price) – recebe um inteiro _price e substitui o valor do atributo price por _price;</text:p>
      <text:p text:style-name="P1"/>
      <text:p text:style-name="P1">Na classe Arma há métodos do tipo display(tipo void):</text:p>
      <text:p text:style-name="P1"/>
      <text:p text:style-name="P1">display_weapon() - imprime os atributos do objeto.</text:p>
      <text:p text:style-name="P1"/>
      <text:p text:style-name="P1">Na classe Arma há métodos de cópia/voltar-ao-default (tipo void):</text:p>
      <text:p text:style-name="P1"/>
      <text:p text:style-name="P1">equip(Arma toequip) – recebe um objeto Arma e substitui o valor de todos os atributos atuais pelos atributos de toequip;</text:p>
      <text:p text:style-name="P2">unequip() - substitui o valor de todos os atributos atuais para os valores default (construtor sem argumentos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3:48:30.083312652</meta:creation-date>
    <dc:date>2019-06-11T15:01:02.580395768</dc:date>
    <meta:editing-duration>PT40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92" meta:character-count="1813" meta:non-whitespace-character-count="1534"/>
  </office:meta>
</office:document-meta>
</file>